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5.667cm" style:rel-column-width="21845*"/>
    </style:style>
    <style:style style:name="Таблица4.B" style:family="table-column">
      <style:table-column-properties style:column-width="5.667cm" style:rel-column-width="21844*"/>
    </style:style>
    <style:style style:name="Таблица4.C" style:family="table-column">
      <style:table-column-properties style:column-width="5.667cm" style:rel-column-width="2184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3" style:family="paragraph" style:parent-style-name="Text_20_body">
      <style:paragraph-properties fo:text-align="end" style:justify-single-word="false"/>
      <style:text-properties fo:font-size="12pt" officeooo:rsid="00157f3a" officeooo:paragraph-rsid="001e580e" style:font-size-asian="10.5pt" style:font-size-complex="12pt"/>
    </style:style>
    <style:style style:name="P4" style:family="paragraph" style:parent-style-name="Text_20_body">
      <style:text-properties officeooo:rsid="001ee9fe" officeooo:paragraph-rsid="001ee9f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able_20_Contents">
      <style:text-properties fo:font-weight="bold" officeooo:rsid="00171e8e" officeooo:paragraph-rsid="00171e8e" style:font-weight-asian="bold" style:font-weight-complex="bold"/>
    </style:style>
    <style:style style:name="P7" style:family="paragraph" style:parent-style-name="Table_20_Contents">
      <style:text-properties fo:font-weight="bold" officeooo:rsid="00171e8e" officeooo:paragraph-rsid="001b0f61" style:font-weight-asian="bold" style:font-weight-complex="bold"/>
    </style:style>
    <style:style style:name="P8" style:family="paragraph" style:parent-style-name="Table_20_Contents">
      <style:text-properties officeooo:rsid="00171e8e" officeooo:paragraph-rsid="00171e8e"/>
    </style:style>
    <style:style style:name="P9" style:family="paragraph" style:parent-style-name="Table_20_Contents">
      <style:text-properties officeooo:rsid="002080a0" officeooo:paragraph-rsid="002080a0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71e8e" officeooo:paragraph-rsid="00171e8e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2080a0" officeooo:paragraph-rsid="002080a0"/>
    </style:style>
    <style:style style:name="P12" style:family="paragraph" style:parent-style-name="Standard" style:list-style-name="WW8Num2">
      <style:text-properties officeooo:paragraph-rsid="001b0f61"/>
    </style:style>
    <style:style style:name="P13" style:family="paragraph" style:parent-style-name="Standard" style:list-style-name="WW8Num2">
      <style:text-properties officeooo:rsid="00148d0a" officeooo:paragraph-rsid="00148d0a"/>
    </style:style>
    <style:style style:name="P14" style:family="paragraph" style:parent-style-name="Standard" style:list-style-name="WW8Num3">
      <style:text-properties officeooo:paragraph-rsid="001c8555"/>
    </style:style>
    <style:style style:name="P15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71e8e" officeooo:paragraph-rsid="00171e8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d0a" style:font-weight-asian="bold" style:font-weight-complex="bold"/>
    </style:style>
    <style:style style:name="T3" style:family="text">
      <style:text-properties fo:font-weight="bold" officeooo:rsid="001b0f61" style:font-weight-asian="bold" style:font-weight-complex="bold"/>
    </style:style>
    <style:style style:name="T4" style:family="text">
      <style:text-properties fo:font-weight="bold" officeooo:rsid="00201726" style:font-weight-asian="bold" style:font-weight-complex="bold"/>
    </style:style>
    <style:style style:name="T5" style:family="text">
      <style:text-properties fo:font-weight="bold" officeooo:rsid="001c8555" style:font-weight-asian="bold" style:font-weight-complex="bold"/>
    </style:style>
    <style:style style:name="T6" style:family="text">
      <style:text-properties officeooo:rsid="000f9f4c"/>
    </style:style>
    <style:style style:name="T7" style:family="text">
      <style:text-properties officeooo:rsid="0012fdb7"/>
    </style:style>
    <style:style style:name="T8" style:family="text">
      <style:text-properties officeooo:rsid="00148d0a"/>
    </style:style>
    <style:style style:name="T9" style:family="text">
      <style:text-properties officeooo:rsid="001b0f61"/>
    </style:style>
    <style:style style:name="T10" style:family="text">
      <style:text-properties officeooo:rsid="00201726"/>
    </style:style>
    <style:style style:name="T11" style:family="text">
      <style:text-properties officeooo:rsid="002080a0"/>
    </style:style>
    <style:style style:name="T12" style:family="text">
      <style:text-properties officeooo:rsid="001c855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/text:p>
      <text:p text:style-name="P1"/>
      <text:p text:style-name="P1">Протокол взаимодействия вычислительных устройств через каналы передачи текстовой информации, <text:span text:style-name="T6">организованные по принципу общей шины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Автор: Беспалов Денис (master1312@yandex.ru)</text:p>
      <text:p text:style-name="P5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_RefHeading___Toc195_159447762">Общее описание<text:tab/>3</text:a></text:p>
          <text:p text:style-name="P16"><text:a xlink:type="simple" xlink:href="#__RefHeading___Toc197_159447762">Описание протокола<text:tab/>3</text:a></text:p>
          <text:p text:style-name="P16"><text:a xlink:type="simple" xlink:href="#__RefHeading___Toc1758_1276088658">Зарезервированные идентификаторы<text:tab/>3</text:a></text:p>
          <text:p text:style-name="P16"><text:a xlink:type="simple" xlink:href="#__RefHeading___Toc199_159447762">Дополнительные сообщения для устройств на шине<text:tab/>4</text:a></text:p>
        </text:index-body>
      </text:table-of-content>
      <text:h text:style-name="P18" text:outline-level="1"/>
      <text:h text:style-name="P1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 использованием любых каналов связи, способных передавать текстовую информацию <text:span text:style-name="T7">по общей шине</text:span> (<text:span text:style-name="T7">например, RS-485</text:span>). В рамках протокола <text:span text:style-name="T6">предполагается коммуникация между устройствами по общей шине,</text:span> одно из устройств считается управляющим, друг<text:span text:style-name="T8">ие</text:span> управляемым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</text:p>
      <text:h text:style-name="Heading_20_1" text:outline-level="1"><text:bookmark-start text:name="__RefHeading___Toc197_159447762"/>Описание протокола<text:bookmark-end text:name="__RefHeading___Toc197_159447762"/></text:h>
      <text:p text:style-name="P4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1">(далее — протокол PTP)</text:span>. Для организации взаимодействия устройств на шине дополнительно вводятся следующие правила:</text:p>
      <text:list xml:id="list2808344643003403314" text:style-name="WW8Num2">
        <text:list-item>
          <text:p text:style-name="P13">Каждое устройство имеет уникальный 128-битный идентификатор (Uuid).</text:p>
        </text:list-item>
        <text:list-item>
          <text:p text:style-name="P12"><text:span text:style-name="T9">П</text:span>ервый <text:span text:style-name="T9">элемент сообщения — идентификатор отправителя, второй — идентификатор получателя, закодированные в hex. Вместо одного из идентификаторов может быть зарезервированный идентификатор.</text:span> <text:span text:style-name="T9">Третий элемент</text:span> <text:span text:style-name="T10">является непосредственно</text:span> заголовком <text:span text:style-name="T9">сообщения для устройства</text:span>.<text:line-break/>Пример сообщения:<text:line-break/><text:span text:style-name="T1">xxxxxxxxxxxxxxxxxxxxxxxxxxxxxxxx</text:span><text:span text:style-name="T3">|yyyyyyyyyyyyyyyyyyyyyyyyyyyyyyyy</text:span><text:span text:style-name="T2">|i</text:span><text:span text:style-name="T1">nfo|</text:span><text:span text:style-name="T4">some_info_text\n</text:span></text:p>
        </text:list-item>
        <text:list-item>
          <text:p text:style-name="P15">Для служебных целей используются зарезервированные идентификаторы, не являющиеся uuid. Они начинаются с символа "<text:span text:style-name="T1">#</text:span>".</text:p>
        </text:list-item>
      </text:list>
      <text:p text:style-name="P11">Базовый набор сообщений для устройств совпадает с описанными в протоколе PTP, за исключением того, что заголовок сообщения всегда является третим элементом сообщения. Ниже приведен список сообщений, специфичных для взаимодействия устройств на шине.</text:p>
      <text:p text:style-name="P10"/>
      <text:h text:style-name="Heading_20_1" text:outline-level="1"><text:bookmark-start text:name="__RefHeading___Toc1758_1276088658"/>Зарезервированные идентификаторы<text:bookmark-end text:name="__RefHeading___Toc1758_1276088658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6">Идентификатор <text:span text:style-name="T9">отправителя</text:span></text:p>
          </table:table-cell>
          <table:table-cell table:style-name="Таблица4.A1" office:value-type="string">
            <text:p text:style-name="P7">Идентификатор <text:span text:style-name="T9">получателя</text:span></text:p>
          </table:table-cell>
          <table:table-cell table:style-name="Таблица4.C1" office:value-type="string">
            <text:p text:style-name="P6">Назначение</text:p>
          </table:table-cell>
        </table:table-row>
        <table:table-row>
          <table:table-cell table:style-name="Таблица4.A2" office:value-type="string">
            <text:p text:style-name="P9">любой валидный uuid, закодированный в hex</text:p>
          </table:table-cell>
          <table:table-cell table:style-name="Таблица4.A2" office:value-type="string">
            <text:p text:style-name="P7">#broadcast</text:p>
          </table:table-cell>
          <table:table-cell table:style-name="Таблица4.C2" office:value-type="string">
            <text:p text:style-name="P8">Сообщение предназначено для всех устройств на шине</text:p>
          </table:table-cell>
        </table:table-row>
        <table:table-row>
          <table:table-cell table:style-name="Таблица4.A2" office:value-type="string">
            <text:p text:style-name="P8"/>
          </table:table-cell>
          <table:table-cell table:style-name="Таблица4.A2" office:value-type="string">
            <text:p text:style-name="P8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8"/>
          </table:table-cell>
          <table:table-cell table:style-name="Таблица4.A2" office:value-type="string">
            <text:p text:style-name="P8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8"/>
          </table:table-cell>
          <table:table-cell table:style-name="Таблица4.A2" office:value-type="string">
            <text:p text:style-name="P8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8"/>
          </table:table-cell>
          <table:table-cell table:style-name="Таблица4.A2" office:value-type="string">
            <text:p text:style-name="P8"/>
          </table:table-cell>
          <table:table-cell table:style-name="Таблица4.C2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_Toc199_159447762"/><text:soft-page-break/><text:span text:style-name="T11">Дополнительные</text:span> сообщени<text:span text:style-name="T9">я для устройств на шине</text:span><text:bookmark-end text:name="__RefHeading___Toc199_159447762"/></text:h>
      <text:list xml:id="list4741007737006357111" text:style-name="WW8Num3">
        <text:list-item>
          <text:p text:style-name="P14"><text:span text:style-name="T12">Уведомление о появлении устройства на шине. Заголовок — </text:span><text:span text:style-name="T5">device_identified</text:span><text:span text:style-name="T12">. Аргумент — название устройства. Рекомендуется передавать сообщение регулярно с периодичностью примерно раз в 5-10 секунд.<text:line-break/>Пример:<text:line-break/></text:span><text:span text:style-name="T5">xxxxxxxxxxxxxxxxxxxxxxxxxxxxxxxx|</text:span><text:span text:style-name="T3">yyyyyyyyyyyyyyyyyyyyyyyyyyyyyyyy</text:span><text:span text:style-name="T5">|device_identified|test1\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9-24T11:29:02.513369295</dc:date>
    <meta:editing-cycles>143</meta:editing-cycles>
    <meta:editing-duration>P1DT11H7M18S</meta:editing-duration>
    <meta:generator>LibreOffice/4.4.7.2$Linux_x86 LibreOffice_project/40$Build-2</meta:generator>
    <meta:document-statistic meta:table-count="1" meta:image-count="0" meta:object-count="0" meta:page-count="4" meta:paragraph-count="25" meta:word-count="285" meta:character-count="2604" meta:non-whitespace-character-count="2340"/>
  </office:meta>
</office:document-meta>
</file>